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9.00pt" fo:font-weight="normal" fo:font-family="'Lucida Console'" style:font-family-asian="'Lucida Console'" style:font-family-complex="'Lucida Console'"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itle: Leveraging Technology for Effective Forest Management</text:span></text:p>
      <text:p text:style-name="P1"><text:span text:style-name="T1"/></text:p>
      <text:p text:style-name="P1"><text:span text:style-name="T1">Introduction:</text:span></text:p>
      <text:p text:style-name="P1"><text:span text:style-name="T1">In recent years, advancements in technology have opened up new possibilities for enhancing forest management practices. This text file outlines several ideas on how technology can be harnessed to promote sustainable and efficient forest management.</text:span></text:p>
      <text:p text:style-name="P1"><text:span text:style-name="T1"/></text:p>
      <text:p text:style-name="P1"><text:span text:style-name="T1">1. Remote Sensing and GIS Mapping:</text:span></text:p>
      <text:p text:style-name="P1"><text:span text:style-name="T1"><text:s text:c="3"/>- Utilize satellite imagery and aerial drones for accurate and real-time mapping of forest areas.</text:span></text:p>
      <text:p text:style-name="P1"><text:span text:style-name="T1"><text:s text:c="3"/>- Implement Geographic Information System (GIS) tools to analyze spatial data, monitor deforestation, and plan conservation efforts.</text:span></text:p>
      <text:p text:style-name="P1"><text:span text:style-name="T1"/></text:p>
      <text:p text:style-name="P1"><text:span text:style-name="T1">2. IoT-based Environmental Monitoring:</text:span></text:p>
      <text:p text:style-name="P1"><text:span text:style-name="T1"><text:s text:c="3"/>- Deploy Internet of Things (IoT) devices to collect data on temperature, humidity, and air quality in different forest zones.</text:span></text:p>
      <text:p text:style-name="P1"><text:span text:style-name="T1"><text:s text:c="3"/>- Enable real-time monitoring to detect and respond promptly to environmental changes or potential threats.</text:span></text:p>
      <text:p text:style-name="P1"><text:span text:style-name="T1"/></text:p>
      <text:p text:style-name="P1"><text:span text:style-name="T1">3. Machine Learning for Species Identification:</text:span></text:p>
      <text:p text:style-name="P1"><text:span text:style-name="T1"><text:s text:c="3"/>- Develop machine learning models to automatically identify and classify plant and animal species within the forest.</text:span></text:p>
      <text:p text:style-name="P1"><text:span text:style-name="T1"><text:s text:c="3"/>- Implement image recognition technology for faster and more accurate species identification.</text:span></text:p>
      <text:p text:style-name="P1"><text:span text:style-name="T1"/></text:p>
      <text:p text:style-name="P1"><text:span text:style-name="T1">4. Mobile Apps for Forest Rangers:</text:span></text:p>
      <text:p text:style-name="P1"><text:span text:style-name="T1"><text:s text:c="3"/>- Provide forest rangers with mobile applications to report incidents, track wildlife, and log their activities.</text:span></text:p>
      <text:p text:style-name="P1"><text:span text:style-name="T1"><text:s text:c="3"/>- Include features for offline data collection to accommodate remote areas with limited connectivity.</text:span></text:p>
      <text:p text:style-name="P1"><text:span text:style-name="T1"/></text:p>
      <text:p text:style-name="P1"><text:span text:style-name="T1">5. Smart Fire Detection and Prevention:</text:span></text:p>
      <text:p text:style-name="P1"><text:span text:style-name="T1"><text:s text:c="3"/>- Implement sensors and cameras equipped with AI algorithms to detect signs of wildfires in their early stages.</text:span></text:p>
      <text:p text:style-name="P1"><text:span text:style-name="T1"><text:s text:c="3"/>- Integrate automated alert systems to notify authorities and facilitate rapid response.</text:span></text:p>
      <text:p text:style-name="P1"><text:span text:style-name="T1"/></text:p>
      <text:p text:style-name="P1"><text:span text:style-name="T1">6. Blockchain for Timber Tracking:</text:span></text:p>
      <text:p text:style-name="P1"><text:span text:style-name="T1"><text:s text:c="3"/>- Utilize blockchain technology to create a transparent and tamper-proof system for tracking the origin and supply chain of timber.</text:span></text:p>
      <text:p text:style-name="P1"><text:span text:style-name="T1"><text:s text:c="3"/>- Combat illegal logging and ensure the sustainability of forest resources.</text:span></text:p>
      <text:p text:style-name="P1"><text:span text:style-name="T1"/></text:p>
      <text:p text:style-name="P1"><text:span text:style-name="T1">7. Community Engagement Platforms:</text:span></text:p>
      <text:p text:style-name="P1"><text:span text:style-name="T1"><text:s text:c="3"/>- Develop online platforms to engage local communities in forest management decisions.</text:span></text:p>
      <text:p text:style-name="P1"><text:span text:style-name="T1"><text:s text:c="3"/>- Facilitate communication, gather input, and promote collaborative efforts for sustainable forest use.</text:span></text:p>
      <text:p text:style-name="P1"><text:span text:style-name="T1"/></text:p>
      <text:p text:style-name="P1"><text:span text:style-name="T1">Conclusion:</text:span></text:p>
      <text:p text:style-name="P1"><text:span text:style-name="T1">The integration of technology into forest management practices holds immense potential for enhancing conservation efforts, preserving biodiversity, and ensuring the long-term health of our forests.</text:span></text:p>
      <text:p text:style-name="P1"><text:span text:style-name="T1"/></text:p>
      <text:p text:style-name="P1"><text:span text:style-name="T1">Feel free to customize and expand on these ideas based on your preferences and requirements.</text:span><text:span text:style-name="T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